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)/22" office:value-type="float" office:value="0.931818181818182" calcext:value-type="float">
            <text:p>0.93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4:15:13.797269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1-12T15:28:15.458312987</dc:date>
    <meta:editing-duration>PT11H48M</meta:editing-duration>
    <meta:editing-cycles>175</meta:editing-cycles>
    <meta:generator>LibreOffice/5.1.6.2$Linux_X86_64 LibreOffice_project/10m0$Build-2</meta:generator>
    <meta:document-statistic meta:table-count="1" meta:cell-count="504" meta:object-count="0"/>
  </office:meta>
</office:document-meta>
</file>